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agraph-properties/>
    </style:style>
  </office:automatic-styles>
  <office:body>
    <office:text>
      <text:p text:style-name="P1">1) assignment parameters: a personal site using html and css (pretty open, right)</text:p>
      <text:p text:style-name="P1">2) concept: a place for me to quickly update people on what my current projects are</text:p>
      <text:p text:style-name="P1">3) wireframing: (scan of my page here) after coming up with my concept, I made a list of all of the features I wanted my site to have (images, status updates, contact info, etc) in a huge dump. Then I started sketching what they’d actually look like, how the text would appear on the site. Once I had all of the individual items, I could start moving them around in space, thinking about how to arrange them. I also start to think about paring them down and becoming even more minimal. I wanted to have an existing website I could use as inspiration, and I came up with padlet for that.</text:p>
      <text:p text:style-name="P1">4) I wrote notes in my text editor for what kind of elements I foresee appearing on my page, as a simple guide for when I actually get started.</text:p>
      <text:p text:style-name="P1">aside: right now I’m going to work purely on html and CSS, but once I like how it looks, I’m going to see if I can implement a status updating and “status history” feature on Rails.</text:p>
      <text:p text:style-name="P1">Current problem: I have a number of elements that I want to repeat three times (the sections with a picture, title, and some additional text). Is there some efficient way to bundle elements into a neat “package” that can be reused?</text:p>
      <text:p text:style-name="P1">5) I “translated” all of my notes into actual code. I mentally went through my grocery list of elements I wanted on the page, and made sure all of them were there. Having done that, they were in the wrong place, and had the wrong style! At this point I messed around a bunch trying to rearrange them.</text:p>
      <text:p text:style-name="P1">6) Someone else must have solved this problem before. I looked up html and css code for a type of webpage similar to mine - a gallery.</text:p>
      <text:p text:style-name="P1"><text:tab/>- http://www.w3schools.com/css/css_image_gallery.asp</text:p>
      <text:p text:style-name="P1">I read the code and looked up any unfamiliar terms. Then I set about copying what was relevant into my code, and adding in my own text and images. I commented out my existing code beforehand so that I could reference it or return to it just in case.</text:p>
      <text:p text:style-name="P1">7) It worked! I tried changing the value of each CSS rule to see what it did to the page to build my intuition</text:p>
      <text:p text:style-name="P1">8) Now that I have all of the right elements and they’re in the right place, I can make it look good.</text:p>
      <text:p text:style-name="P1">9) After tightening up the design, I’m adding some different images and text. Predictably, this means I’m running into more hiccups. I’m reconsidering my original design choices and making changes (for example: I wanted the title and date to be on the same line, but don’t have enough room- now I need to decide where to put the date, or if I want it at all)</text:p>
      <text:p text:style-name="P1">Question: what in the heck does “display: inline;” do? it appears to work out without, but I’m not sure.</text:p>
    </office:text>
  </office:body>
</office:document-content>
</file>

<file path=styles.xml><?xml version="1.0" encoding="utf-8"?>
<office:document-styles xmlns:office="urn:oasis:names:tc:opendocument:xmlns:office:1.0" office:version="1.2"/>
</file>